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2.59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9.119cm"/>
    </style:style>
    <style:style style:name="co11" style:family="table-column">
      <style:table-column-properties fo:break-before="auto" style:column-width="1.355cm"/>
    </style:style>
    <style:style style:name="co12" style:family="table-column">
      <style:table-column-properties fo:break-before="auto" style:column-width="14.984cm"/>
    </style:style>
    <style:style style:name="co13" style:family="table-column">
      <style:table-column-properties fo:break-before="auto" style:column-width="4.1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text-align-source="fix" style:repeat-content="false" fo:background-color="transparent" fo:padding-bottom="0.035cm" fo:padding-left="0.136cm" fo:padding-right="0.136cm" fo:padding-top="0.035cm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00cc00" style:text-align-source="fix" style:repeat-content="false" fo:padding-bottom="0.035cm" fo:padding-left="0.136cm" fo:padding-right="0.136cm" fo:padding-top="0.035cm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ff0000" style:text-align-source="fix" style:repeat-content="false" fo:padding-bottom="0.035cm" fo:padding-left="0.136cm" fo:padding-right="0.136cm" fo:padding-top="0.035cm"/>
      <style:paragraph-properties fo:text-align="start" fo:margin-left="0cm"/>
    </style:style>
    <style:style style:name="ce8" style:family="table-cell" style:parent-style-name="Default">
      <style:table-cell-properties fo:background-color="#1c1c1c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6" style:family="table-cell" style:parent-style-name="Default" style:data-style-name="N100">
      <style:table-cell-properties fo:background-color="#9999cc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00cc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00" fo:padding-bottom="0.035cm" fo:padding-left="0.136cm" fo:padding-right="0.136cm" fo:padding-top="0.035cm"/>
    </style:style>
    <style:style style:name="ce16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17" style:family="table-cell" style:parent-style-name="Default" style:data-style-name="N100">
      <style:table-cell-properties fo:background-color="#ffff99" fo:padding-bottom="0.035cm" fo:padding-left="0.136cm" fo:padding-right="0.136cm" fo:padding-top="0.035cm"/>
    </style:style>
  </office:automatic-styles>
  <office:body>
    <office:spreadsheet>
      <table:table table:name="Main sheet" table:style-name="ta1" table:print="false">
        <office:forms form:automatic-focus="false" form:apply-design-mode="false"/>
        <table:table-column table:style-name="co11" table:default-cell-style-name="ce13"/>
        <table:table-column table:style-name="co12" table:default-cell-style-name="ce16"/>
        <table:table-column table:style-name="co13" table:default-cell-style-name="ce16"/>
        <table:table-column table:style-name="co6" table:number-columns-repeated="1021" table:default-cell-style-name="ce16"/>
        <table:table-row table:style-name="ro1">
          <table:table-cell table:style-name="ce6" office:value-type="string">
            <text:p>State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Default behavior</text:p>
          </table:table-cell>
          <table:table-cell table:style-name="ce14" table:number-columns-repeated="1021"/>
        </table:table-row>
        <table:table-row table:style-name="ro1">
          <table:table-cell table:style-name="ce7" office:value-type="string">
            <text:p>Done</text:p>
          </table:table-cell>
          <table:table-cell table:style-name="ce15" office:value-type="string">
            <text:p>Save position of window</text:p>
          </table:table-cell>
          <table:table-cell table:style-name="ce15" office:value-type="string">
            <text:p>No any saving</text:p>
          </table:table-cell>
          <table:table-cell table:style-name="ce15" table:number-columns-repeated="1021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Save other setting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Saving everything on PC shutdown | reboot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App icon</text:p>
          </table:table-cell>
          <table:table-cell office:value-type="string">
            <text:p>Ugly icon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Search box for large list views (At least leave default behavior)</text:p>
          </table:table-cell>
          <table:table-cell office:value-type="string">
            <text:p>Search by first letters</text:p>
          </table:table-cell>
          <table:table-cell table:number-columns-repeated="1021"/>
        </table:table-row>
        <table:table-row table:style-name="ro1">
          <table:table-cell office:value-type="string">
            <text:p>NI</text:p>
          </table:table-cell>
          <table:table-cell office:value-type="string">
            <text:p>If option already selected - do nothing on subsequent click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About window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iple-click for Edit control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Conflicting shortcuts window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Help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Respectable Search box. Make "exact search" checkbox. And add "x" clear butto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No hiding | showing buttons. Make them grayed out and explain in tip why it's disable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MinMax windows sizes (if resizable)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FEEDBACK for every input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office:value-type="string">
            <text:p>Version resource</text:p>
          </table:table-cell>
          <table:table-cell office:value-type="string">
            <text:p>Mystic app</text:p>
          </table:table-cell>
          <table:table-cell table:number-columns-repeated="1021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Single | AskingWindow instance?</text:p>
          </table:table-cell>
          <table:table-cell office:value-type="string">
            <text:p>Multiple instances</text:p>
          </table:table-cell>
          <table:table-cell table:number-columns-repeated="1021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Export &amp; Import settings. If (3 or more settings)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Preventing auto-sleep (for audio | video | pdf) program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table:style-name="ce17" office:value-type="string">
            <text:p>On top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one</text:p>
          </table:table-cell>
          <table:table-cell table:style-name="ce17" office:value-type="string">
            <text:p>To tray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Auto | Manual Backup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Customizing shortcuts!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table:style-name="ce17" office:value-type="string">
            <text:p>Jeez, unresponsible app? Implement thread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1022" table:default-cell-style-name="Default"/>
        <table:table-row table:style-name="ro1">
          <table:table-cell table:style-name="ce8" office:value-type="string">
            <text:p>Color</text:p>
          </table:table-cell>
          <table:table-cell table:style-name="ce8" office:value-type="string">
            <text:p>Meaning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White =</text:p>
          </table:table-cell>
          <table:table-cell office:value-type="string">
            <text:p>Mandatory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Yellow =</text:p>
          </table:table-cell>
          <table:table-cell office:value-type="string">
            <text:p>Option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NN</text:p>
          </table:table-cell>
          <table:table-cell office:value-type="string">
            <text:p>Not need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NI</text:p>
          </table:table-cell>
          <table:table-cell office:value-type="string">
            <text:p>Not important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U</text:p>
          </table:table-cell>
          <table:table-cell office:value-type="string">
            <text:p>Urgent</text:p>
          </table:table-cell>
          <table:table-cell table:number-columns-repeated="1022"/>
        </table:table-row>
      </table:table>
      <table:table table:name="AvtemComboBox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ain focus glow</text:p>
          </table:table-cell>
          <table:table-cell/>
        </table:table-row>
        <table:table-row table:style-name="ro1">
          <table:table-cell office:value-type="string">
            <text:p>wheel focus glow</text:p>
          </table:table-cell>
          <table:table-cell/>
        </table:table-row>
        <table:table-row table:style-name="ro1">
          <table:table-cell office:value-type="string">
            <text:p>Input filter</text:p>
          </table:table-cell>
          <table:table-cell/>
        </table:table-row>
        <table:table-row table:style-name="ro1">
          <table:table-cell office:value-type="string">
            <text:p>Ctrl + A</text:p>
          </table:table-cell>
          <table:table-cell/>
        </table:table-row>
        <table:table-row table:style-name="ro1">
          <table:table-cell office:value-type="string">
            <text:p>Triple click</text:p>
          </table:table-cell>
          <table:table-cell/>
        </table:table-row>
        <table:table-row table:style-name="ro1">
          <table:table-cell office:value-type="string">
            <text:p>Ctrl + backspac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.04.2021</text:date>, <text:time>20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49:23.91</meta:creation-date>
    <meta:editing-duration>PT7H11M15S</meta:editing-duration>
    <meta:editing-cycles>94</meta:editing-cycles>
    <meta:generator>OpenOffice/4.1.8$Win32 OpenOffice.org_project/418m3$Build-9803</meta:generator>
    <dc:title>Avtem default template</dc:title>
    <dc:date>2021-04-28T20:25:10.54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Avtem default template" xlink:href="../../../../OpenOffice/4/user/template/Avtem%20default%20template.ots" meta:date="2021-01-20T15:49:23.91"/>
  </office:meta>
</office:document-meta>
</file>